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60576" officeooo:paragraph-rsid="001a6b5c"/>
    </style:style>
    <style:style style:name="P6" style:family="paragraph" style:parent-style-name="Text_20_body">
      <style:text-properties fo:language="fr" fo:country="FR" officeooo:rsid="001a6b5c" officeooo:paragraph-rsid="001a6b5c"/>
    </style:style>
    <style:style style:name="P7" style:family="paragraph" style:parent-style-name="Text_20_body">
      <style:text-properties fo:language="fr" fo:country="FR" officeooo:rsid="001aba6a" officeooo:paragraph-rsid="001edce8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Heading_20_1">
      <style:paragraph-properties fo:break-before="page"/>
      <style:text-properties fo:language="fr" fo:country="FR" officeooo:paragraph-rsid="00118406"/>
    </style:style>
    <style:style style:name="P23" style:family="paragraph" style:parent-style-name="Heading_20_1">
      <style:text-properties fo:language="fr" fo:country="FR" officeooo:paragraph-rsid="00169fbf"/>
    </style:style>
    <style:style style:name="P24" style:family="paragraph" style:parent-style-name="Heading_20_1">
      <style:text-properties officeooo:paragraph-rsid="001aba6a"/>
    </style:style>
    <style:style style:name="P25" style:family="paragraph" style:parent-style-name="Heading_20_1">
      <style:text-properties officeooo:paragraph-rsid="001ed577"/>
    </style:style>
    <style:style style:name="P26" style:family="paragraph" style:parent-style-name="Heading_20_1">
      <style:text-properties officeooo:paragraph-rsid="002095d7"/>
    </style:style>
    <style:style style:name="P27" style:family="paragraph" style:parent-style-name="Text_20_body">
      <style:text-properties fo:language="fr" fo:country="FR" officeooo:rsid="001aba6a" officeooo:paragraph-rsid="001ed577"/>
    </style:style>
    <style:style style:name="P28" style:family="paragraph" style:parent-style-name="Text_20_body">
      <style:text-properties officeooo:rsid="002095d7" officeooo:paragraph-rsid="002095d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1edf87" style:font-weight-asian="normal" style:font-weight-complex="normal"/>
    </style:style>
    <style:style style:name="T6" style:family="text">
      <style:text-properties fo:font-weight="normal" officeooo:rsid="002095d7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33ca9f"/>
    </style:style>
    <style:style style:name="T10" style:family="text">
      <style:text-properties officeooo:rsid="00105800"/>
    </style:style>
    <style:style style:name="T11" style:family="text">
      <style:text-properties officeooo:rsid="00118406"/>
    </style:style>
    <style:style style:name="T12" style:family="text">
      <style:text-properties officeooo:rsid="001371d4"/>
    </style:style>
    <style:style style:name="T13" style:family="text">
      <style:text-properties officeooo:rsid="0015ee81"/>
    </style:style>
    <style:style style:name="T14" style:family="text">
      <style:text-properties officeooo:rsid="00169fbf"/>
    </style:style>
    <style:style style:name="T15" style:family="text">
      <style:text-properties officeooo:rsid="001a29ad"/>
    </style:style>
    <style:style style:name="T16" style:family="text">
      <style:text-properties officeooo:rsid="001a6b5c"/>
    </style:style>
    <style:style style:name="T17" style:family="text">
      <style:text-properties fo:language="fr" fo:country="FR" officeooo:rsid="001aba6a"/>
    </style:style>
    <style:style style:name="T18" style:family="text">
      <style:text-properties officeooo:rsid="0014943e"/>
    </style:style>
    <style:style style:name="T19" style:family="text">
      <style:text-properties officeooo:rsid="001c8047"/>
    </style:style>
    <style:style style:name="T20" style:family="text">
      <style:text-properties officeooo:rsid="001d1c23"/>
    </style:style>
    <style:style style:name="T21" style:family="text">
      <style:text-properties officeooo:rsid="001ed577"/>
    </style:style>
    <style:style style:name="T22" style:family="text">
      <style:text-properties officeooo:rsid="001edce8"/>
    </style:style>
    <style:style style:name="T23" style:family="text">
      <style:text-properties officeooo:rsid="002095d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/>
      <text:p text:style-name="P15">Documentation <text:span text:style-name="T10">Concepteur</text:span> BertheVario<text:span text:style-name="T10">Tac</text:span></text:p>
      <text:p text:style-name="P8"/>
      <text:p text:style-name="P8"/>
      <text:p text:style-name="P8"/>
      <text:p text:style-name="P9">Projet d’<text:span text:style-name="T10">alti vario gps parapente</text:span></text:p>
      <text:p text:style-name="P9"/>
      <text:p text:style-name="P10">à base de 2.8inch ESP32-2432S028</text:p>
      <text:p text:style-name="P9"/>
      <text:p text:style-name="P14"><text:span text:style-name="T1">Version :</text:span> <text:span text:style-name="T1">20240</text:span><text:span text:style-name="T2">9</text:span><text:span text:style-name="T3">2</text:span><text:span text:style-name="T5">3</text:span><text:span text:style-name="T6">c</text:span></text:p>
      <text:p text:style-name="P14"><text:span text:style-name="T4"/></text:p>
      <text:p text:style-name="P14"><text:span text:style-name="T4"/></text:p>
      <text:p text:style-name="P16">https://github.com/gitberthe/BertheVario<text:span text:style-name="T10">Tac</text:span></text:p>
      <text:p text:style-name="P9"/>
      <text:p text:style-name="P9"/>
      <text:p text:style-name="P9"/>
      <text:p text:style-name="P11">Compilé avec Visual Studio Code / <text:span text:style-name="T12">PlatformIO</text:span></text:p>
      <text:p text:style-name="P13"/>
      <text:p text:style-name="P13"/>
      <text:p text:style-name="P12">Espressif Systems </text:p>
      <text:p text:style-name="P11"><text:span text:style-name="T7">ESP32 </text:span><text:span text:style-name="T8">Dev Module</text:span></text:p>
      <text:p text:style-name="P11"><text:span text:style-name="T10">ESP32-2432S028</text:span><text:span text:style-name="T9"> </text:span><text:span text:style-name="T7">Arduino</text:span></text:p>
      <text:p text:style-name="P10">Wroom 32</text:p>
      <text:p text:style-name="P11"/>
      <text:p text:style-name="P11"><text:s/>langage C++.</text:p>
      <text:p text:style-name="P11"/>
      <text:p text:style-name="P18"/>
      <text:p text:style-name="P19"/>
      <text:p text:style-name="P1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"><text:a xlink:type="simple" xlink:href="#__RefHeading___Toc3990_1226284572" text:style-name="Index_20_Link" text:visited-style-name="Index_20_Link">1 Mise en place de l’environnement logiciel :<text:tab/>3</text:a></text:p>
          <text:p text:style-name="P2"><text:a xlink:type="simple" xlink:href="#__RefHeading___Toc3992_1226284572%20Copie%201" text:style-name="Index_20_Link" text:visited-style-name="Index_20_Link">2 Calibration de l’écran :<text:tab/>3</text:a></text:p>
          <text:p text:style-name="P2"><text:a xlink:type="simple" xlink:href="#__RefHeading___Toc3992_1226284572" text:style-name="Index_20_Link" text:visited-style-name="Index_20_Link">3 Connexion Gps GY-NEO6MV2 :<text:tab/>3</text:a></text:p>
          <text:p text:style-name="P2"><text:a xlink:type="simple" xlink:href="#__RefHeading___Toc3992_1226284572%20Copie%202" text:style-name="Index_20_Link" text:visited-style-name="Index_20_Link">4 Connexion capteur de pression BMP180 :<text:tab/>3</text:a></text:p>
          <text:p text:style-name="P2"><text:a xlink:type="simple" xlink:href="#__RefHeading___Toc3992_1226284572%20Copie%202%20Copie%201" text:style-name="Index_20_Link" text:visited-style-name="Index_20_Link">5 Connexion de la batterie :<text:tab/>4</text:a></text:p>
        </text:index-body>
      </text:table-of-content>
      <text:p text:style-name="P17"/>
      <text:h text:style-name="P22" text:outline-level="1"><text:bookmark-start text:name="__RefHeading___Toc3990_1226284572"/><text:span text:style-name="T11">Mise en place de l’environnement logiciel</text:span> :<text:bookmark-end text:name="__RefHeading___Toc3990_1226284572"/></text:h>
      <text:p text:style-name="P3">Le logiciel est compilé avec Visual Studio Code / PlatformIO. Après l’ouverture du projet et téléchargement automatique des librairies, il faut décompresser <text:s/>2.8inch_ESP32-2432S028R.rar. </text:p>
      <text:p text:style-name="P3"><text:span text:style-name="T16">* </text:span>Copier alors le fichier 2.8inch_ESP32-2432S028R/1-Demo/Demo_Arduino/7_1_Touch_button_ILI9341_LovyanGFX/TFT_eSPI bottom layer replacement file/User_Setup.h <text:span text:style-name="T13">ou ./src/Screen/User_Setup.h</text:span> dans BertheVarioTacPlatformIO/.pio/libdeps/esp32dev/TFT_eSPI/User_Setup.h.</text:p>
      <text:p text:style-name="P5"><text:span text:style-name="T16">* </text:span>De même, il faut copier <text:span text:style-name="T18">BertheVarioTacPlatformIO</text:span>/.pio/libdeps/esp32dev/LovyanGFX/examples/Advanced/LVGL_PlatformIO/src/lv_conf.h dans ./src/Screen/lv_conf.h</text:p>
      <text:p text:style-name="P6">* La librairie <text:span text:style-name="T19">pour le gestionnaire de fichier Wifi doit etre modifiée.</text:span></text:p>
      <text:p text:style-name="P6"><text:span text:style-name="T19">Dans</text:span> <text:span text:style-name="T18">BertheVarioTacPlatformIO/</text:span>.pio/libdeps/esp32dev/ESP32 File Manager for Generation Klick ESPFMfGK/src/ESPFMfGKGa.cpp" ligne 6 : crc32.h =&gt; CRC32.h</text:p>
      <text:p text:style-name="P6"/>
      <text:p text:style-name="P4">La compilation du logiciel peut alors s’effectuer.</text:p>
      <text:h text:style-name="P23" text:outline-level="1"><text:bookmark-start text:name="__RefHeading___Toc3992_1226284572 Copie 1"/><text:span text:style-name="T14">Calibration de l’écran</text:span><text:span text:style-name="T11"> </text:span>:<text:bookmark-end text:name="__RefHeading___Toc3992_1226284572 Copie 1"/></text:h>
      <text:p text:style-name="P4"><text:span text:style-name="T14">Il faut obtenir 8 paramètres de calibration de l’écran. Pour cela dans src/Screen/Cscreen.cpp dé-commenter la portion adéquate dans </text:span>Cscreen::InitScreen() <text:span text:style-name="T14">pour récupérer sur le port série les 8 paramètres à recopier par </text:span><text:span text:style-name="T15">la </text:span><text:span text:style-name="T14">suite dans le tableau de calibration. On a ainsi les bonnes coordonnées XY d’un point appuyé.</text:span></text:p>
      <text:h text:style-name="P24" text:outline-level="1"><text:bookmark-start text:name="__RefHeading___Toc3992_1226284572"/><text:span text:style-name="T17">Connexion Gps </text:span>GY-NEO6MV2 :<text:bookmark-end text:name="__RefHeading___Toc3992_1226284572"/></text:h>
      <text:p text:style-name="P7">If faut alimenter correctement le module par le connecteur CN1 en 3,3v. De même connecter la broche Tx du gps à la broche <text:span text:style-name="T22">Tx </text:span>d<text:span text:style-name="T20">u</text:span> connecteur <text:span text:style-name="T20">P</text:span><text:span text:style-name="T22">1</text:span>.</text:p>
      <text:p text:style-name="P7"><text:span text:style-name="T22">(la broche</text:span> la broche IO<text:span text:style-name="T20">35</text:span> d<text:span text:style-name="T20">u</text:span> connecteur <text:span text:style-name="T20">P3 </text:span><text:span text:style-name="T22">est ainsi libre)</text:span>.</text:p>
      <text:h text:style-name="P25" text:outline-level="1"><text:bookmark-start text:name="__RefHeading___Toc3992_1226284572 Copie 2"/>Connexion <text:span text:style-name="T21">capteur de pression</text:span> <text:span text:style-name="T21">BMP180</text:span> :<text:bookmark-end text:name="__RefHeading___Toc3992_1226284572 Copie 2"/></text:h>
      <text:p text:style-name="P27">If faut alimenter correctement le module par le connecteur CN1 en 3,3v. De même connecter la broche <text:span text:style-name="T21">SDA à l’entrée 27 du connecteur CN1</text:span>. <text:span text:style-name="T21">Et la broche SCL à la pin 22 du connecteur P3.</text:span></text:p>
      <text:h text:style-name="P26" text:outline-level="1"><text:bookmark-start text:name="__RefHeading___Toc3992_1226284572 Copie 2 Copie 1"/><text:soft-page-break/>Connexion <text:span text:style-name="T23">de la batterie</text:span> :<text:bookmark-end text:name="__RefHeading___Toc3992_1226284572 Copie 2 Copie 1"/></text:h>
      <text:p text:style-name="P28">Connecter la batterie à la pin IO35 de la prise P3, par l’intermédiaire d’un potentiomètre de 10k ohms. Que l’on réglera pour avoir la bonne tension affiché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35" meta:word-count="338" meta:character-count="2387" meta:non-whitespace-character-count="2085"/>
  </office:meta>
</office:document-meta>
</file>